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413cm"/>
    </style:style>
    <style:style style:name="co22" style:family="table-column">
      <style:table-column-properties fo:break-before="auto" style:column-width="5.105cm"/>
    </style:style>
    <style:style style:name="co23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3.217cm"/>
    </style:style>
    <style:style style:name="co15" style:family="table-column">
      <style:table-column-properties fo:break-before="auto" style:column-width="1.053cm"/>
    </style:style>
    <style:style style:name="co16" style:family="table-column">
      <style:table-column-properties fo:break-before="auto" style:column-width="1.275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0.831cm"/>
    </style:style>
    <style:style style:name="co20" style:family="table-column">
      <style:table-column-properties fo:break-before="auto" style:column-width="1.663cm"/>
    </style:style>
    <style:style style:name="co24" style:family="table-column">
      <style:table-column-properties fo:break-before="auto" style:column-width="1.081cm"/>
    </style:style>
    <style:style style:name="co25" style:family="table-column">
      <style:table-column-properties fo:break-before="auto" style:column-width="1.692cm"/>
    </style:style>
    <style:style style:name="co26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17">
      <style:table-cell-properties fo:background-color="#ffccff"/>
    </style:style>
    <style:style style:name="ce7" style:family="table-cell" style:parent-style-name="Default" style:data-style-name="N117">
      <style:table-cell-properties fo:background-color="#cc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7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4.85">
            <text:p>14.850</text:p>
          </table:table-cell>
          <table:table-cell office:value-type="float" office:value="10">
            <text:p>10</text:p>
          </table:table-cell>
          <table:table-cell table:formula="of:=[.C3]*1.01" office:value-type="float" office:value="16.4036385623564">
            <text:p>16.4036</text:p>
          </table:table-cell>
          <table:table-cell table:style-name="ce6" office:value-type="float" office:value="13.49">
            <text:p>13.49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4.9013524717971">
            <text:p>14.9014</text:p>
          </table:table-cell>
          <table:table-cell table:style-name="ce6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13.3548814962215">
            <text:p>13.3549</text:p>
          </table:table-cell>
          <table:table-cell table:style-name="ce6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6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6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43.2680486523569">
            <text:p>43.2680</text:p>
          </table:table-cell>
          <table:table-cell table:style-name="ce6" office:value-type="float" office:value="258.22">
            <text:p>258.2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285.235525223681">
            <text:p>285.2355</text:p>
          </table:table-cell>
          <table:table-cell table:style-name="ce6" office:value-type="float" office:value="19.88">
            <text:p>19.88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1.9598878531747">
            <text:p>21.9599</text:p>
          </table:table-cell>
          <table:table-cell table:style-name="ce6" office:value-type="float" office:value="88.72">
            <text:p>88.72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98.0020749664821">
            <text:p>98.0021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4.85">
            <text:p>14.85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6.2412262993628">
            <text:p>16.2412</text:p>
          </table:table-cell>
          <table:table-cell table:style-name="ce7" table:formula="of:=[.D2]" office:value-type="float" office:value="13.49">
            <text:p>13.49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4.753814328512">
            <text:p>14.7538</text:p>
          </table:table-cell>
          <table:table-cell table:style-name="ce7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13.2226549467539">
            <text:p>13.2227</text:p>
          </table:table-cell>
          <table:table-cell table:style-name="ce7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7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7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42.8396521310464">
            <text:p>42.8397</text:p>
          </table:table-cell>
          <table:table-cell table:style-name="ce7" table:formula="of:=[.S2]" office:value-type="float" office:value="258.22">
            <text:p>258.2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282.411411112556">
            <text:p>282.4114</text:p>
          </table:table-cell>
          <table:table-cell table:style-name="ce7" table:formula="of:=[.V2]" office:value-type="float" office:value="19.88">
            <text:p>19.88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1.7424632209651">
            <text:p>21.7425</text:p>
          </table:table-cell>
          <table:table-cell table:style-name="ce7" table:formula="of:=[.Y2]" office:value-type="float" office:value="88.72">
            <text:p>88.72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97.0317573925565">
            <text:p>97.0318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4.85">
            <text:p>14.85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6.080422078577">
            <text:p>16.0804</text:p>
          </table:table-cell>
          <table:table-cell table:style-name="ce7" table:formula="of:=[.D3]" office:value-type="float" office:value="13.49">
            <text:p>13.49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4.6077369589228">
            <text:p>14.6077</text:p>
          </table:table-cell>
          <table:table-cell table:style-name="ce7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13.0917375710435">
            <text:p>13.0917</text:p>
          </table:table-cell>
          <table:table-cell table:style-name="ce7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7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7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42.4154971594519">
            <text:p>42.4155</text:p>
          </table:table-cell>
          <table:table-cell table:style-name="ce7" table:formula="of:=[.S3]" office:value-type="float" office:value="258.22">
            <text:p>258.2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279.615258527283">
            <text:p>279.6153</text:p>
          </table:table-cell>
          <table:table-cell table:style-name="ce7" table:formula="of:=[.V3]" office:value-type="float" office:value="19.88">
            <text:p>19.88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1.5271913078862">
            <text:p>21.5272</text:p>
          </table:table-cell>
          <table:table-cell table:style-name="ce7" table:formula="of:=[.Y3]" office:value-type="float" office:value="88.72">
            <text:p>88.72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96.0710469233233">
            <text:p>96.0710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4.85">
            <text:p>14.85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5.9212099787891">
            <text:p>15.9212</text:p>
          </table:table-cell>
          <table:table-cell table:style-name="ce7" table:formula="of:=[.D4]" office:value-type="float" office:value="13.49">
            <text:p>13.49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4.4631058999236">
            <text:p>14.4631</text:p>
          </table:table-cell>
          <table:table-cell table:style-name="ce7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12.9621164069738">
            <text:p>12.9621</text:p>
          </table:table-cell>
          <table:table-cell table:style-name="ce7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7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7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41.9955417420316">
            <text:p>41.9955</text:p>
          </table:table-cell>
          <table:table-cell table:style-name="ce7" table:formula="of:=[.S4]" office:value-type="float" office:value="258.22">
            <text:p>258.2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276.846790621072">
            <text:p>276.8468</text:p>
          </table:table-cell>
          <table:table-cell table:style-name="ce7" table:formula="of:=[.V4]" office:value-type="float" office:value="19.88">
            <text:p>19.88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1.3140507998874">
            <text:p>21.3141</text:p>
          </table:table-cell>
          <table:table-cell table:style-name="ce7" table:formula="of:=[.Y4]" office:value-type="float" office:value="88.72">
            <text:p>88.72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95.1198484389339">
            <text:p>95.1198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4.85">
            <text:p>14.85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5.7635742364249">
            <text:p>15.7636</text:p>
          </table:table-cell>
          <table:table-cell table:style-name="ce7" table:formula="of:=[.D5]" office:value-type="float" office:value="13.49">
            <text:p>13.49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4.3199068316075">
            <text:p>14.3199</text:p>
          </table:table-cell>
          <table:table-cell table:style-name="ce7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12.8337786207661">
            <text:p>12.8338</text:p>
          </table:table-cell>
          <table:table-cell table:style-name="ce7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7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7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41.5797442990412">
            <text:p>41.5797</text:p>
          </table:table-cell>
          <table:table-cell table:style-name="ce7" table:formula="of:=[.S5]" office:value-type="float" office:value="258.22">
            <text:p>258.2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274.10573328819">
            <text:p>274.1057</text:p>
          </table:table-cell>
          <table:table-cell table:style-name="ce7" table:formula="of:=[.V5]" office:value-type="float" office:value="19.88">
            <text:p>19.88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1.1030205939479">
            <text:p>21.1030</text:p>
          </table:table-cell>
          <table:table-cell table:style-name="ce7" table:formula="of:=[.Y5]" office:value-type="float" office:value="88.72">
            <text:p>88.72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94.1780677613207">
            <text:p>94.1781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4.85">
            <text:p>14.85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5.607499243985">
            <text:p>15.6075</text:p>
          </table:table-cell>
          <table:table-cell table:style-name="ce7" table:formula="of:=[.D6]" office:value-type="float" office:value="13.49">
            <text:p>13.49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4.178125575849">
            <text:p>14.1781</text:p>
          </table:table-cell>
          <table:table-cell table:style-name="ce7" table:formula="of:=[.G6]" office:value-type="float" office:value="12.09">
            <text:p>12.09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12.706711505709">
            <text:p>12.7067</text:p>
          </table:table-cell>
          <table:table-cell table:style-name="ce7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7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7" table:formula="of:=[.P6]" office:value-type="float" office:value="39.17">
            <text:p>39.17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41.168063662417">
            <text:p>41.1681</text:p>
          </table:table-cell>
          <table:table-cell table:style-name="ce7" table:formula="of:=[.S6]" office:value-type="float" office:value="258.22">
            <text:p>258.2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271.391815136822">
            <text:p>271.3918</text:p>
          </table:table-cell>
          <table:table-cell table:style-name="ce7" table:formula="of:=[.V6]" office:value-type="float" office:value="19.88">
            <text:p>19.88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0.894079795988">
            <text:p>20.8941</text:p>
          </table:table-cell>
          <table:table-cell table:style-name="ce7" table:formula="of:=[.Y6]" office:value-type="float" office:value="88.72">
            <text:p>88.72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93.245611644872">
            <text:p>93.2456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4.85">
            <text:p>14.85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5.4529695485">
            <text:p>15.4530</text:p>
          </table:table-cell>
          <table:table-cell table:style-name="ce7" table:formula="of:=[.D7]" office:value-type="float" office:value="13.49">
            <text:p>13.49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4.0377480949">
            <text:p>14.0377</text:p>
          </table:table-cell>
          <table:table-cell table:style-name="ce7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12.5809024809">
            <text:p>12.5809</text:p>
          </table:table-cell>
          <table:table-cell table:style-name="ce7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7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7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40.7604590717">
            <text:p>40.7605</text:p>
          </table:table-cell>
          <table:table-cell table:style-name="ce7" table:formula="of:=[.S7]" office:value-type="float" office:value="258.22">
            <text:p>258.2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268.7047674622">
            <text:p>268.7048</text:p>
          </table:table-cell>
          <table:table-cell table:style-name="ce7" table:formula="of:=[.V7]" office:value-type="float" office:value="19.88">
            <text:p>19.88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0.6872077188">
            <text:p>20.6872</text:p>
          </table:table-cell>
          <table:table-cell table:style-name="ce7" table:formula="of:=[.Y7]" office:value-type="float" office:value="88.72">
            <text:p>88.72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92.3223877672">
            <text:p>92.3224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4.85">
            <text:p>14.85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5.29996985">
            <text:p>15.3000</text:p>
          </table:table-cell>
          <table:table-cell table:style-name="ce7" table:formula="of:=[.D8]" office:value-type="float" office:value="13.49">
            <text:p>13.49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3.89876049">
            <text:p>13.8988</text:p>
          </table:table-cell>
          <table:table-cell table:style-name="ce7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12.45633909">
            <text:p>12.4563</text:p>
          </table:table-cell>
          <table:table-cell table:style-name="ce7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7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7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40.35689017">
            <text:p>40.3569</text:p>
          </table:table-cell>
          <table:table-cell table:style-name="ce7" table:formula="of:=[.S8]" office:value-type="float" office:value="258.22">
            <text:p>258.2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266.04432422">
            <text:p>266.0443</text:p>
          </table:table-cell>
          <table:table-cell table:style-name="ce7" table:formula="of:=[.V8]" office:value-type="float" office:value="19.88">
            <text:p>19.88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0.48238388">
            <text:p>20.4824</text:p>
          </table:table-cell>
          <table:table-cell table:style-name="ce7" table:formula="of:=[.Y8]" office:value-type="float" office:value="88.72">
            <text:p>88.72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91.40830472">
            <text:p>91.4083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4.85">
            <text:p>14.85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5.148485">
            <text:p>15.1485</text:p>
          </table:table-cell>
          <table:table-cell table:style-name="ce7" table:formula="of:=[.D9]" office:value-type="float" office:value="13.49">
            <text:p>13.49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3.761149">
            <text:p>13.7611</text:p>
          </table:table-cell>
          <table:table-cell table:style-name="ce7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12.333009">
            <text:p>12.3330</text:p>
          </table:table-cell>
          <table:table-cell table:style-name="ce7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7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7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39.957317">
            <text:p>39.9573</text:p>
          </table:table-cell>
          <table:table-cell table:style-name="ce7" table:formula="of:=[.S9]" office:value-type="float" office:value="258.22">
            <text:p>258.2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263.410222">
            <text:p>263.4102</text:p>
          </table:table-cell>
          <table:table-cell table:style-name="ce7" table:formula="of:=[.V9]" office:value-type="float" office:value="19.88">
            <text:p>19.88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0.279588">
            <text:p>20.2796</text:p>
          </table:table-cell>
          <table:table-cell table:style-name="ce7" table:formula="of:=[.Y9]" office:value-type="float" office:value="88.72">
            <text:p>88.72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90.503272">
            <text:p>90.5033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4.85">
            <text:p>14.85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4.9985">
            <text:p>14.9985</text:p>
          </table:table-cell>
          <table:table-cell table:style-name="ce7" table:formula="of:=[.D10]" office:value-type="float" office:value="13.49">
            <text:p>13.49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3.6249">
            <text:p>13.6249</text:p>
          </table:table-cell>
          <table:table-cell table:style-name="ce7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12.2109">
            <text:p>12.2109</text:p>
          </table:table-cell>
          <table:table-cell table:style-name="ce7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7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7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39.5617">
            <text:p>39.5617</text:p>
          </table:table-cell>
          <table:table-cell table:style-name="ce7" table:formula="of:=[.S10]" office:value-type="float" office:value="258.22">
            <text:p>258.2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260.8022">
            <text:p>260.8022</text:p>
          </table:table-cell>
          <table:table-cell table:style-name="ce7" table:formula="of:=[.V10]" office:value-type="float" office:value="19.88">
            <text:p>19.88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0.0788">
            <text:p>20.0788</text:p>
          </table:table-cell>
          <table:table-cell table:style-name="ce7" table:formula="of:=[.Y10]" office:value-type="float" office:value="88.72">
            <text:p>88.72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89.6072">
            <text:p>89.6072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4.85">
            <text:p>14.85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4.85">
            <text:p>14.8500</text:p>
          </table:table-cell>
          <table:table-cell table:style-name="ce7" table:formula="of:=[.D11]" office:value-type="float" office:value="13.49">
            <text:p>13.49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3.49">
            <text:p>13.4900</text:p>
          </table:table-cell>
          <table:table-cell table:style-name="ce7" table:formula="of:=[.G11]" office:value-type="float" office:value="12.09">
            <text:p>12.09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12.09">
            <text:p>12.0900</text:p>
          </table:table-cell>
          <table:table-cell table:style-name="ce7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7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7" table:formula="of:=[.P11]" office:value-type="float" office:value="39.17">
            <text:p>39.17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39.17">
            <text:p>39.1700</text:p>
          </table:table-cell>
          <table:table-cell table:style-name="ce7" table:formula="of:=[.S11]" office:value-type="float" office:value="258.22">
            <text:p>258.2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258.22">
            <text:p>258.2200</text:p>
          </table:table-cell>
          <table:table-cell table:style-name="ce7" table:formula="of:=[.V11]" office:value-type="float" office:value="19.88">
            <text:p>19.88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19.88">
            <text:p>19.8800</text:p>
          </table:table-cell>
          <table:table-cell table:style-name="ce7" table:formula="of:=[.Y11]" office:value-type="float" office:value="88.72">
            <text:p>88.72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88.72">
            <text:p>88.72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4.85">
            <text:p>14.85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4.7029702970297">
            <text:p>14.7030</text:p>
          </table:table-cell>
          <table:table-cell table:style-name="ce7" table:formula="of:=[.D12]" office:value-type="float" office:value="13.49">
            <text:p>13.49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13.3564356435644">
            <text:p>13.3564</text:p>
          </table:table-cell>
          <table:table-cell table:style-name="ce7" table:formula="of:=[.G12]" office:value-type="float" office:value="12.09">
            <text:p>12.09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11.970297029703">
            <text:p>11.9703</text:p>
          </table:table-cell>
          <table:table-cell table:style-name="ce7" table:formula="of:=[.J12]" office:value-type="float" office:value="17.5">
            <text:p>17.5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17.3267326732673">
            <text:p>17.3267</text:p>
          </table:table-cell>
          <table:table-cell table:style-name="ce7" table:formula="of:=[.M12]" office:value-type="float" office:value="14.47">
            <text:p>14.47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14.3267326732673">
            <text:p>14.3267</text:p>
          </table:table-cell>
          <table:table-cell table:style-name="ce7" table:formula="of:=[.P12]" office:value-type="float" office:value="39.17">
            <text:p>39.17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38.7821782178218">
            <text:p>38.7822</text:p>
          </table:table-cell>
          <table:table-cell table:style-name="ce7" table:formula="of:=[.S12]" office:value-type="float" office:value="258.22">
            <text:p>258.2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255.663366336634">
            <text:p>255.6634</text:p>
          </table:table-cell>
          <table:table-cell table:style-name="ce7" table:formula="of:=[.V12]" office:value-type="float" office:value="19.88">
            <text:p>19.88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19.6831683168317">
            <text:p>19.6832</text:p>
          </table:table-cell>
          <table:table-cell table:style-name="ce7" table:formula="of:=[.Y12]" office:value-type="float" office:value="88.72">
            <text:p>88.72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87.8415841584159">
            <text:p>87.8416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4.85">
            <text:p>14.85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4.5573963336928">
            <text:p>14.5574</text:p>
          </table:table-cell>
          <table:table-cell table:style-name="ce7" table:formula="of:=[.D13]" office:value-type="float" office:value="13.49">
            <text:p>13.49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13.2241937064994">
            <text:p>13.2242</text:p>
          </table:table-cell>
          <table:table-cell table:style-name="ce7" table:formula="of:=[.G13]" office:value-type="float" office:value="12.09">
            <text:p>12.09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11.8517792373297">
            <text:p>11.8518</text:p>
          </table:table-cell>
          <table:table-cell table:style-name="ce7" table:formula="of:=[.J13]" office:value-type="float" office:value="17.5">
            <text:p>17.5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17.1551808646211">
            <text:p>17.1552</text:p>
          </table:table-cell>
          <table:table-cell table:style-name="ce7" table:formula="of:=[.M13]" office:value-type="float" office:value="14.47">
            <text:p>14.47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14.1848838349181">
            <text:p>14.1849</text:p>
          </table:table-cell>
          <table:table-cell table:style-name="ce7" table:formula="of:=[.P13]" office:value-type="float" office:value="39.17">
            <text:p>39.17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38.3981962552691">
            <text:p>38.3982</text:p>
          </table:table-cell>
          <table:table-cell table:style-name="ce7" table:formula="of:=[.S13]" office:value-type="float" office:value="258.22">
            <text:p>258.2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253.132045877855">
            <text:p>253.1320</text:p>
          </table:table-cell>
          <table:table-cell table:style-name="ce7" table:formula="of:=[.V13]" office:value-type="float" office:value="19.88">
            <text:p>19.88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19.4882854622096">
            <text:p>19.4883</text:p>
          </table:table-cell>
          <table:table-cell table:style-name="ce7" table:formula="of:=[.Y13]" office:value-type="float" office:value="88.72">
            <text:p>88.72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86.971865503382">
            <text:p>86.9719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4.85">
            <text:p>14.85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4.4132636967255">
            <text:p>14.4133</text:p>
          </table:table-cell>
          <table:table-cell table:style-name="ce7" table:formula="of:=[.D14]" office:value-type="float" office:value="13.49">
            <text:p>13.49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13.0932610955439">
            <text:p>13.0933</text:p>
          </table:table-cell>
          <table:table-cell table:style-name="ce7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11.7344348884452">
            <text:p>11.7344</text:p>
          </table:table-cell>
          <table:table-cell table:style-name="ce7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7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7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38.0180160943258">
            <text:p>38.0180</text:p>
          </table:table-cell>
          <table:table-cell table:style-name="ce7" table:formula="of:=[.S14]" office:value-type="float" office:value="258.22">
            <text:p>258.2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250.625787997876">
            <text:p>250.6258</text:p>
          </table:table-cell>
          <table:table-cell table:style-name="ce7" table:formula="of:=[.V14]" office:value-type="float" office:value="19.88">
            <text:p>19.88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19.2953321408016">
            <text:p>19.2953</text:p>
          </table:table-cell>
          <table:table-cell table:style-name="ce7" table:formula="of:=[.Y14]" office:value-type="float" office:value="88.72">
            <text:p>88.72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86.1107579241406">
            <text:p>86.1108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4.85">
            <text:p>14.85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4.2705581155698">
            <text:p>14.2706</text:p>
          </table:table-cell>
          <table:table-cell table:style-name="ce7" table:formula="of:=[.D15]" office:value-type="float" office:value="13.49">
            <text:p>13.49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12.9636248470732">
            <text:p>12.9636</text:p>
          </table:table-cell>
          <table:table-cell table:style-name="ce7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11.6182523647972">
            <text:p>11.6183</text:p>
          </table:table-cell>
          <table:table-cell table:style-name="ce7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7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7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37.6416000933919">
            <text:p>37.6416</text:p>
          </table:table-cell>
          <table:table-cell table:style-name="ce7" table:formula="of:=[.S15]" office:value-type="float" office:value="258.22">
            <text:p>258.2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248.144344552353">
            <text:p>248.1443</text:p>
          </table:table-cell>
          <table:table-cell table:style-name="ce7" table:formula="of:=[.V15]" office:value-type="float" office:value="19.88">
            <text:p>19.88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19.1042892483184">
            <text:p>19.1043</text:p>
          </table:table-cell>
          <table:table-cell table:style-name="ce7" table:formula="of:=[.Y15]" office:value-type="float" office:value="88.72">
            <text:p>88.72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85.2581761625155">
            <text:p>85.2582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4.85">
            <text:p>14.85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4.1292654609602">
            <text:p>14.1293</text:p>
          </table:table-cell>
          <table:table-cell table:style-name="ce7" table:formula="of:=[.D16]" office:value-type="float" office:value="13.49">
            <text:p>13.49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12.835272125815">
            <text:p>12.8353</text:p>
          </table:table-cell>
          <table:table-cell table:style-name="ce7" table:formula="of:=[.G16]" office:value-type="float" office:value="12.09">
            <text:p>12.09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11.5032201631656">
            <text:p>11.5032</text:p>
          </table:table-cell>
          <table:table-cell table:style-name="ce7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7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7" table:formula="of:=[.P16]" office:value-type="float" office:value="39.17">
            <text:p>39.17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37.2689109835563">
            <text:p>37.2689</text:p>
          </table:table-cell>
          <table:table-cell table:style-name="ce7" table:formula="of:=[.S16]" office:value-type="float" office:value="258.22">
            <text:p>258.2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245.687469853815">
            <text:p>245.6875</text:p>
          </table:table-cell>
          <table:table-cell table:style-name="ce7" table:formula="of:=[.V16]" office:value-type="float" office:value="19.88">
            <text:p>19.88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18.9151378696222">
            <text:p>18.9151</text:p>
          </table:table-cell>
          <table:table-cell table:style-name="ce7" table:formula="of:=[.Y16]" office:value-type="float" office:value="88.72">
            <text:p>88.72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84.4140358044707">
            <text:p>84.414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4.85">
            <text:p>14.85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989371743525">
            <text:p>13.9894</text:p>
          </table:table-cell>
          <table:table-cell table:style-name="ce7" table:formula="of:=[.D17]" office:value-type="float" office:value="13.49">
            <text:p>13.49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12.7081902235793">
            <text:p>12.7082</text:p>
          </table:table-cell>
          <table:table-cell table:style-name="ce7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11.3893268942234">
            <text:p>11.3893</text:p>
          </table:table-cell>
          <table:table-cell table:style-name="ce7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7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7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36.8999118649073">
            <text:p>36.8999</text:p>
          </table:table-cell>
          <table:table-cell table:style-name="ce7" table:formula="of:=[.S17]" office:value-type="float" office:value="258.22">
            <text:p>258.2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243.254920647341">
            <text:p>243.2549</text:p>
          </table:table-cell>
          <table:table-cell table:style-name="ce7" table:formula="of:=[.V17]" office:value-type="float" office:value="19.88">
            <text:p>19.88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18.7278592768536">
            <text:p>18.7279</text:p>
          </table:table-cell>
          <table:table-cell table:style-name="ce7" table:formula="of:=[.Y17]" office:value-type="float" office:value="88.72">
            <text:p>88.72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83.5782532717532">
            <text:p>83.5783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4.85">
            <text:p>14.85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3.850863112401">
            <text:p>13.8509</text:p>
          </table:table-cell>
          <table:table-cell table:style-name="ce7" table:formula="of:=[.D18]" office:value-type="float" office:value="13.49">
            <text:p>13.49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12.5823665579993">
            <text:p>12.5824</text:p>
          </table:table-cell>
          <table:table-cell table:style-name="ce7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11.2765612814093">
            <text:p>11.2766</text:p>
          </table:table-cell>
          <table:table-cell table:style-name="ce7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7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7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36.5345662028785">
            <text:p>36.5346</text:p>
          </table:table-cell>
          <table:table-cell table:style-name="ce7" table:formula="of:=[.S18]" office:value-type="float" office:value="258.22">
            <text:p>258.2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240.846456086477">
            <text:p>240.8465</text:p>
          </table:table-cell>
          <table:table-cell table:style-name="ce7" table:formula="of:=[.V18]" office:value-type="float" office:value="19.88">
            <text:p>19.88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18.5424349275778">
            <text:p>18.5424</text:p>
          </table:table-cell>
          <table:table-cell table:style-name="ce7" table:formula="of:=[.Y18]" office:value-type="float" office:value="88.72">
            <text:p>88.72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82.750745813617">
            <text:p>82.7507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4.85">
            <text:p>14.85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3.7137258538623">
            <text:p>13.7137</text:p>
          </table:table-cell>
          <table:table-cell table:style-name="ce7" table:formula="of:=[.D19]" office:value-type="float" office:value="13.49">
            <text:p>13.49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12.4577886712864">
            <text:p>12.4578</text:p>
          </table:table-cell>
          <table:table-cell table:style-name="ce7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11.1649121598112">
            <text:p>11.1649</text:p>
          </table:table-cell>
          <table:table-cell table:style-name="ce7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7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7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36.1728378246322">
            <text:p>36.1728</text:p>
          </table:table-cell>
          <table:table-cell table:style-name="ce7" table:formula="of:=[.S19]" office:value-type="float" office:value="258.22">
            <text:p>258.2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238.461837709383">
            <text:p>238.4618</text:p>
          </table:table-cell>
          <table:table-cell table:style-name="ce7" table:formula="of:=[.V19]" office:value-type="float" office:value="19.88">
            <text:p>19.88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18.3588464629484">
            <text:p>18.3588</text:p>
          </table:table-cell>
          <table:table-cell table:style-name="ce7" table:formula="of:=[.Y19]" office:value-type="float" office:value="88.72">
            <text:p>88.72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81.9314314986307">
            <text:p>81.9314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4.85">
            <text:p>14.85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3.5779463899627">
            <text:p>13.5779</text:p>
          </table:table-cell>
          <table:table-cell table:style-name="ce7" table:formula="of:=[.D20]" office:value-type="float" office:value="13.49">
            <text:p>13.49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12.3344442289964">
            <text:p>12.3344</text:p>
          </table:table-cell>
          <table:table-cell table:style-name="ce7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11.0543684750605">
            <text:p>11.0544</text:p>
          </table:table-cell>
          <table:table-cell table:style-name="ce7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7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7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35.8146909154774">
            <text:p>35.8147</text:p>
          </table:table-cell>
          <table:table-cell table:style-name="ce7" table:formula="of:=[.S20]" office:value-type="float" office:value="258.22">
            <text:p>258.2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236.10082941523">
            <text:p>236.1008</text:p>
          </table:table-cell>
          <table:table-cell table:style-name="ce7" table:formula="of:=[.V20]" office:value-type="float" office:value="19.88">
            <text:p>19.88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18.1770757058895">
            <text:p>18.1771</text:p>
          </table:table-cell>
          <table:table-cell table:style-name="ce7" table:formula="of:=[.Y20]" office:value-type="float" office:value="88.72">
            <text:p>88.72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81.1202292065651">
            <text:p>81.1202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4.85">
            <text:p>14.85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3.4435112771908">
            <text:p>13.4435</text:p>
          </table:table-cell>
          <table:table-cell table:style-name="ce7" table:formula="of:=[.D21]" office:value-type="float" office:value="13.49">
            <text:p>13.49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12.2123210188083">
            <text:p>12.2123</text:p>
          </table:table-cell>
          <table:table-cell table:style-name="ce7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10.9449192822382">
            <text:p>10.9449</text:p>
          </table:table-cell>
          <table:table-cell table:style-name="ce7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7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7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35.4600900153241">
            <text:p>35.4601</text:p>
          </table:table-cell>
          <table:table-cell table:style-name="ce7" table:formula="of:=[.S21]" office:value-type="float" office:value="258.22">
            <text:p>258.2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233.763197440822">
            <text:p>233.7632</text:p>
          </table:table-cell>
          <table:table-cell table:style-name="ce7" table:formula="of:=[.V21]" office:value-type="float" office:value="19.88">
            <text:p>19.88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17.9971046592965">
            <text:p>17.9971</text:p>
          </table:table-cell>
          <table:table-cell table:style-name="ce7" table:formula="of:=[.Y21]" office:value-type="float" office:value="88.72">
            <text:p>88.72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80.3170586203614">
            <text:p>80.317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5">
            <text:p>13.500</text:p>
          </table:table-cell>
          <table:table-cell office:value-type="float" office:value="10">
            <text:p>10</text:p>
          </table:table-cell>
          <table:table-cell table:formula="of:=[.C26]*1.01" office:value-type="float" office:value="14.9123986930513">
            <text:p>14.9124</text:p>
          </table:table-cell>
          <table:table-cell table:style-name="ce6" office:value-type="float" office:value="20.5">
            <text:p>20.50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2.6447535709297">
            <text:p>22.6448</text:p>
          </table:table-cell>
          <table:table-cell table:style-name="ce6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6" office:value-type="float" office:value="1.705">
            <text:p>1.705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8833807238261">
            <text:p>1.8834</text:p>
          </table:table-cell>
          <table:table-cell table:style-name="ce6" office:value-type="float" office:value="1.648">
            <text:p>1.648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82041726267767">
            <text:p>1.8204</text:p>
          </table:table-cell>
          <table:table-cell table:style-name="ce6" office:value-type="float" office:value="1.24">
            <text:p>1.240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36973143550989">
            <text:p>1.3697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3.5">
            <text:p>13.50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4.7647511812389">
            <text:p>14.7648</text:p>
          </table:table-cell>
          <table:table-cell table:style-name="ce7" table:formula="of:=[.D25]" office:value-type="float" office:value="20.5">
            <text:p>20.50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2.4205480900294">
            <text:p>22.4205</text:p>
          </table:table-cell>
          <table:table-cell table:style-name="ce7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7" table:formula="of:=[.S25]" office:value-type="float" office:value="1.705">
            <text:p>1.705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86473338992684">
            <text:p>1.8647</text:p>
          </table:table-cell>
          <table:table-cell table:style-name="ce7" table:formula="of:=[.V25]" office:value-type="float" office:value="1.648">
            <text:p>1.648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80239332938383">
            <text:p>1.8024</text:p>
          </table:table-cell>
          <table:table-cell table:style-name="ce7" table:formula="of:=[.Y25]" office:value-type="float" office:value="1.24">
            <text:p>1.240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35616973812861">
            <text:p>1.3562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3.5">
            <text:p>13.50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4.6185655259791">
            <text:p>14.6186</text:p>
          </table:table-cell>
          <table:table-cell table:style-name="ce7" table:formula="of:=[.D26]" office:value-type="float" office:value="20.5">
            <text:p>20.50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2.1985624653756">
            <text:p>22.1986</text:p>
          </table:table-cell>
          <table:table-cell table:style-name="ce7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7" table:formula="of:=[.S26]" office:value-type="float" office:value="1.705">
            <text:p>1.705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84627068309588">
            <text:p>1.8463</text:p>
          </table:table-cell>
          <table:table-cell table:style-name="ce7" table:formula="of:=[.V26]" office:value-type="float" office:value="1.648">
            <text:p>1.648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78454785087508">
            <text:p>1.7845</text:p>
          </table:table-cell>
          <table:table-cell table:style-name="ce7" table:formula="of:=[.Y26]" office:value-type="float" office:value="1.24">
            <text:p>1.240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34274231497882">
            <text:p>1.3427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3.5">
            <text:p>13.50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4.4738272534446">
            <text:p>14.4738</text:p>
          </table:table-cell>
          <table:table-cell table:style-name="ce7" table:formula="of:=[.D27]" office:value-type="float" office:value="20.5">
            <text:p>20.50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1.9787747181937">
            <text:p>21.9788</text:p>
          </table:table-cell>
          <table:table-cell table:style-name="ce7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7" table:formula="of:=[.S27]" office:value-type="float" office:value="1.705">
            <text:p>1.705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82799077534245">
            <text:p>1.8280</text:p>
          </table:table-cell>
          <table:table-cell table:style-name="ce7" table:formula="of:=[.V27]" office:value-type="float" office:value="1.648">
            <text:p>1.648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76687906027235">
            <text:p>1.7669</text:p>
          </table:table-cell>
          <table:table-cell table:style-name="ce7" table:formula="of:=[.Y27]" office:value-type="float" office:value="1.24">
            <text:p>1.240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32944783661269">
            <text:p>1.3294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3.5">
            <text:p>13.50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4.3305220331135">
            <text:p>14.3305</text:p>
          </table:table-cell>
          <table:table-cell table:style-name="ce7" table:formula="of:=[.D28]" office:value-type="float" office:value="20.5">
            <text:p>20.50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1.7611630873205">
            <text:p>21.7612</text:p>
          </table:table-cell>
          <table:table-cell table:style-name="ce7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7" table:formula="of:=[.S28]" office:value-type="float" office:value="1.705">
            <text:p>1.705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80989185677471">
            <text:p>1.8099</text:p>
          </table:table-cell>
          <table:table-cell table:style-name="ce7" table:formula="of:=[.V28]" office:value-type="float" office:value="1.648">
            <text:p>1.648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74938520819045">
            <text:p>1.7494</text:p>
          </table:table-cell>
          <table:table-cell table:style-name="ce7" table:formula="of:=[.Y28]" office:value-type="float" office:value="1.24">
            <text:p>1.240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31628498674524">
            <text:p>1.3163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3.5">
            <text:p>13.50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4.18863567635">
            <text:p>14.1886</text:p>
          </table:table-cell>
          <table:table-cell table:style-name="ce7" table:formula="of:=[.D29]" office:value-type="float" office:value="20.5">
            <text:p>20.50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1.54570602705">
            <text:p>21.5457</text:p>
          </table:table-cell>
          <table:table-cell table:style-name="ce7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7" table:formula="of:=[.S29]" office:value-type="float" office:value="1.705">
            <text:p>1.705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7919721354205">
            <text:p>1.7920</text:p>
          </table:table-cell>
          <table:table-cell table:style-name="ce7" table:formula="of:=[.V29]" office:value-type="float" office:value="1.648">
            <text:p>1.648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7320645625648">
            <text:p>1.7321</text:p>
          </table:table-cell>
          <table:table-cell table:style-name="ce7" table:formula="of:=[.Y29]" office:value-type="float" office:value="1.24">
            <text:p>1.240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303252462124">
            <text:p>1.3033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3.5">
            <text:p>13.50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048154135">
            <text:p>14.0482</text:p>
          </table:table-cell>
          <table:table-cell table:style-name="ce7" table:formula="of:=[.D30]" office:value-type="float" office:value="20.5">
            <text:p>20.50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1.332382205">
            <text:p>21.3324</text:p>
          </table:table-cell>
          <table:table-cell table:style-name="ce7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7" table:formula="of:=[.S30]" office:value-type="float" office:value="1.705">
            <text:p>1.705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77422983705">
            <text:p>1.7742</text:p>
          </table:table-cell>
          <table:table-cell table:style-name="ce7" table:formula="of:=[.V30]" office:value-type="float" office:value="1.648">
            <text:p>1.648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71491540848">
            <text:p>1.7149</text:p>
          </table:table-cell>
          <table:table-cell table:style-name="ce7" table:formula="of:=[.Y30]" office:value-type="float" office:value="1.24">
            <text:p>1.240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2903489724">
            <text:p>1.2903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3.5">
            <text:p>13.50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3.9090635">
            <text:p>13.9091</text:p>
          </table:table-cell>
          <table:table-cell table:style-name="ce7" table:formula="of:=[.D31]" office:value-type="float" office:value="20.5">
            <text:p>20.50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1.1211705">
            <text:p>21.1212</text:p>
          </table:table-cell>
          <table:table-cell table:style-name="ce7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7" table:formula="of:=[.S31]" office:value-type="float" office:value="1.705">
            <text:p>1.705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756663205">
            <text:p>1.7567</text:p>
          </table:table-cell>
          <table:table-cell table:style-name="ce7" table:formula="of:=[.V31]" office:value-type="float" office:value="1.648">
            <text:p>1.648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697936048">
            <text:p>1.6979</text:p>
          </table:table-cell>
          <table:table-cell table:style-name="ce7" table:formula="of:=[.Y31]" office:value-type="float" office:value="1.24">
            <text:p>1.240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27757324">
            <text:p>1.2776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3.5">
            <text:p>13.50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3.77135">
            <text:p>13.7714</text:p>
          </table:table-cell>
          <table:table-cell table:style-name="ce7" table:formula="of:=[.D32]" office:value-type="float" office:value="20.5">
            <text:p>20.50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0.91205">
            <text:p>20.9121</text:p>
          </table:table-cell>
          <table:table-cell table:style-name="ce7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7" table:formula="of:=[.S32]" office:value-type="float" office:value="1.705">
            <text:p>1.705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7392705">
            <text:p>1.7393</text:p>
          </table:table-cell>
          <table:table-cell table:style-name="ce7" table:formula="of:=[.V32]" office:value-type="float" office:value="1.648">
            <text:p>1.648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6811248">
            <text:p>1.6811</text:p>
          </table:table-cell>
          <table:table-cell table:style-name="ce7" table:formula="of:=[.Y32]" office:value-type="float" office:value="1.24">
            <text:p>1.240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264924">
            <text:p>1.2649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3.5">
            <text:p>13.50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3.635">
            <text:p>13.6350</text:p>
          </table:table-cell>
          <table:table-cell table:style-name="ce7" table:formula="of:=[.D33]" office:value-type="float" office:value="20.5">
            <text:p>20.50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0.705">
            <text:p>20.7050</text:p>
          </table:table-cell>
          <table:table-cell table:style-name="ce7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7" table:formula="of:=[.S33]" office:value-type="float" office:value="1.705">
            <text:p>1.705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72205">
            <text:p>1.7221</text:p>
          </table:table-cell>
          <table:table-cell table:style-name="ce7" table:formula="of:=[.V33]" office:value-type="float" office:value="1.648">
            <text:p>1.648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66448">
            <text:p>1.6645</text:p>
          </table:table-cell>
          <table:table-cell table:style-name="ce7" table:formula="of:=[.Y33]" office:value-type="float" office:value="1.24">
            <text:p>1.240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2524">
            <text:p>1.2524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3.5">
            <text:p>13.50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3.5">
            <text:p>13.5000</text:p>
          </table:table-cell>
          <table:table-cell table:style-name="ce7" table:formula="of:=[.D34]" office:value-type="float" office:value="20.5">
            <text:p>20.50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0.5">
            <text:p>20.5000</text:p>
          </table:table-cell>
          <table:table-cell table:style-name="ce7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7" table:formula="of:=[.S34]" office:value-type="float" office:value="1.705">
            <text:p>1.705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705">
            <text:p>1.7050</text:p>
          </table:table-cell>
          <table:table-cell table:style-name="ce7" table:formula="of:=[.V34]" office:value-type="float" office:value="1.648">
            <text:p>1.648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648">
            <text:p>1.6480</text:p>
          </table:table-cell>
          <table:table-cell table:style-name="ce7" table:formula="of:=[.Y34]" office:value-type="float" office:value="1.24">
            <text:p>1.240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24">
            <text:p>1.240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3.5">
            <text:p>13.50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3.3663366336634">
            <text:p>13.3663</text:p>
          </table:table-cell>
          <table:table-cell table:style-name="ce7" table:formula="of:=[.D35]" office:value-type="float" office:value="20.5">
            <text:p>20.50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20.2970297029703">
            <text:p>20.2970</text:p>
          </table:table-cell>
          <table:table-cell table:style-name="ce7" table:formula="of:=[.G35]" office:value-type="float" office:value="20.1">
            <text:p>20.10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19.9009900990099">
            <text:p>19.9010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102">
            <text:p>1.102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09108910891089">
            <text:p>1.0911</text:p>
          </table:table-cell>
          <table:table-cell table:style-name="ce7" table:formula="of:=[.S35]" office:value-type="float" office:value="1.705">
            <text:p>1.705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68811881188119">
            <text:p>1.6881</text:p>
          </table:table-cell>
          <table:table-cell table:style-name="ce7" table:formula="of:=[.V35]" office:value-type="float" office:value="1.648">
            <text:p>1.648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63168316831683">
            <text:p>1.6317</text:p>
          </table:table-cell>
          <table:table-cell table:style-name="ce7" table:formula="of:=[.Y35]" office:value-type="float" office:value="1.24">
            <text:p>1.240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22772277227723">
            <text:p>1.2277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3.5">
            <text:p>13.50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3.2339966669934">
            <text:p>13.2340</text:p>
          </table:table-cell>
          <table:table-cell table:style-name="ce7" table:formula="of:=[.D36]" office:value-type="float" office:value="20.5">
            <text:p>20.50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20.0960690128419">
            <text:p>20.0961</text:p>
          </table:table-cell>
          <table:table-cell table:style-name="ce7" table:formula="of:=[.G36]" office:value-type="float" office:value="20.1">
            <text:p>20.10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19.7039505930791">
            <text:p>19.7040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102">
            <text:p>1.102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08028624644643">
            <text:p>1.0803</text:p>
          </table:table-cell>
          <table:table-cell table:style-name="ce7" table:formula="of:=[.S36]" office:value-type="float" office:value="1.705">
            <text:p>1.705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6714047642388">
            <text:p>1.6714</text:p>
          </table:table-cell>
          <table:table-cell table:style-name="ce7" table:formula="of:=[.V36]" office:value-type="float" office:value="1.648">
            <text:p>1.648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61552788942261">
            <text:p>1.6155</text:p>
          </table:table-cell>
          <table:table-cell table:style-name="ce7" table:formula="of:=[.Y36]" office:value-type="float" office:value="1.24">
            <text:p>1.240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21556710126458">
            <text:p>1.2156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3.5">
            <text:p>13.50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1029669970232">
            <text:p>13.1030</text:p>
          </table:table-cell>
          <table:table-cell table:style-name="ce7" table:formula="of:=[.D37]" office:value-type="float" office:value="20.5">
            <text:p>20.50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9.8970980325167">
            <text:p>19.8971</text:p>
          </table:table-cell>
          <table:table-cell table:style-name="ce7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7" table:formula="of:=[.S37]" office:value-type="float" office:value="1.705">
            <text:p>1.705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65485620221663">
            <text:p>1.6549</text:p>
          </table:table-cell>
          <table:table-cell table:style-name="ce7" table:formula="of:=[.V37]" office:value-type="float" office:value="1.648">
            <text:p>1.648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59953256378476">
            <text:p>1.5995</text:p>
          </table:table-cell>
          <table:table-cell table:style-name="ce7" table:formula="of:=[.Y37]" office:value-type="float" office:value="1.24">
            <text:p>1.240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20353178343028">
            <text:p>1.2035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3.5">
            <text:p>13.50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2.973234650518">
            <text:p>12.9732</text:p>
          </table:table-cell>
          <table:table-cell table:style-name="ce7" table:formula="of:=[.D38]" office:value-type="float" office:value="20.5">
            <text:p>20.50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9.7000970618977">
            <text:p>19.7001</text:p>
          </table:table-cell>
          <table:table-cell table:style-name="ce7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7" table:formula="of:=[.S38]" office:value-type="float" office:value="1.705">
            <text:p>1.705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6384714873432">
            <text:p>1.6385</text:p>
          </table:table-cell>
          <table:table-cell table:style-name="ce7" table:formula="of:=[.V38]" office:value-type="float" office:value="1.648">
            <text:p>1.648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58369560770768">
            <text:p>1.5837</text:p>
          </table:table-cell>
          <table:table-cell table:style-name="ce7" table:formula="of:=[.Y38]" office:value-type="float" office:value="1.24">
            <text:p>1.240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19161562715869">
            <text:p>1.1916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3.5">
            <text:p>13.50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2.8447867826911">
            <text:p>12.8448</text:p>
          </table:table-cell>
          <table:table-cell table:style-name="ce7" table:formula="of:=[.D39]" office:value-type="float" office:value="20.5">
            <text:p>20.50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9.5050465959383">
            <text:p>19.5050</text:p>
          </table:table-cell>
          <table:table-cell table:style-name="ce7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7" table:formula="of:=[.S39]" office:value-type="float" office:value="1.705">
            <text:p>1.705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62224899736951">
            <text:p>1.6222</text:p>
          </table:table-cell>
          <table:table-cell table:style-name="ce7" table:formula="of:=[.V39]" office:value-type="float" office:value="1.648">
            <text:p>1.648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56801545317592">
            <text:p>1.5680</text:p>
          </table:table-cell>
          <table:table-cell table:style-name="ce7" table:formula="of:=[.Y39]" office:value-type="float" office:value="1.24">
            <text:p>1.240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17981745263237">
            <text:p>1.1798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3.5">
            <text:p>13.50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2.7176106759318">
            <text:p>12.7176</text:p>
          </table:table-cell>
          <table:table-cell table:style-name="ce7" table:formula="of:=[.D40]" office:value-type="float" office:value="20.5">
            <text:p>20.50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9.3119273227112">
            <text:p>19.3119</text:p>
          </table:table-cell>
          <table:table-cell table:style-name="ce7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7" table:formula="of:=[.S40]" office:value-type="float" office:value="1.705">
            <text:p>1.705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60618712610842">
            <text:p>1.6062</text:p>
          </table:table-cell>
          <table:table-cell table:style-name="ce7" table:formula="of:=[.V40]" office:value-type="float" office:value="1.648">
            <text:p>1.648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55249054769893">
            <text:p>1.5525</text:p>
          </table:table-cell>
          <table:table-cell table:style-name="ce7" table:formula="of:=[.Y40]" office:value-type="float" office:value="1.24">
            <text:p>1.240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16813609171522">
            <text:p>1.1681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3.5">
            <text:p>13.50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2.5916937385463">
            <text:p>12.5917</text:p>
          </table:table-cell>
          <table:table-cell table:style-name="ce7" table:formula="of:=[.D41]" office:value-type="float" office:value="20.5">
            <text:p>20.50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9.1207201214963">
            <text:p>19.1207</text:p>
          </table:table-cell>
          <table:table-cell table:style-name="ce7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7" table:formula="of:=[.S41]" office:value-type="float" office:value="1.705">
            <text:p>1.705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59028428327567">
            <text:p>1.5903</text:p>
          </table:table-cell>
          <table:table-cell table:style-name="ce7" table:formula="of:=[.V41]" office:value-type="float" office:value="1.648">
            <text:p>1.648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53711935415736">
            <text:p>1.5371</text:p>
          </table:table-cell>
          <table:table-cell table:style-name="ce7" table:formula="of:=[.Y41]" office:value-type="float" office:value="1.24">
            <text:p>1.240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15657038783685">
            <text:p>1.1566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3.5">
            <text:p>13.50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2.4670235035112">
            <text:p>12.4670</text:p>
          </table:table-cell>
          <table:table-cell table:style-name="ce7" table:formula="of:=[.D42]" office:value-type="float" office:value="20.5">
            <text:p>20.50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8.9314060608874">
            <text:p>18.9314</text:p>
          </table:table-cell>
          <table:table-cell table:style-name="ce7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7" table:formula="of:=[.S42]" office:value-type="float" office:value="1.705">
            <text:p>1.705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57453889433234">
            <text:p>1.5745</text:p>
          </table:table-cell>
          <table:table-cell table:style-name="ce7" table:formula="of:=[.V42]" office:value-type="float" office:value="1.648">
            <text:p>1.648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52190035065085">
            <text:p>1.5219</text:p>
          </table:table-cell>
          <table:table-cell table:style-name="ce7" table:formula="of:=[.Y42]" office:value-type="float" office:value="1.24">
            <text:p>1.240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14511919587807">
            <text:p>1.1451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3.5">
            <text:p>13.50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2.3435876272388">
            <text:p>12.3436</text:p>
          </table:table-cell>
          <table:table-cell table:style-name="ce7" table:formula="of:=[.D43]" office:value-type="float" office:value="20.5">
            <text:p>20.50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8.7439663969182">
            <text:p>18.7440</text:p>
          </table:table-cell>
          <table:table-cell table:style-name="ce7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7" table:formula="of:=[.S43]" office:value-type="float" office:value="1.705">
            <text:p>1.705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55894940032905">
            <text:p>1.5589</text:p>
          </table:table-cell>
          <table:table-cell table:style-name="ce7" table:formula="of:=[.V43]" office:value-type="float" office:value="1.648">
            <text:p>1.648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50683203034738">
            <text:p>1.5068</text:p>
          </table:table-cell>
          <table:table-cell table:style-name="ce7" table:formula="of:=[.Y43]" office:value-type="float" office:value="1.24">
            <text:p>1.240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13378138205749">
            <text:p>1.1338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3.5">
            <text:p>13.50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2.2213738883553">
            <text:p>12.2214</text:p>
          </table:table-cell>
          <table:table-cell table:style-name="ce7" table:formula="of:=[.D44]" office:value-type="float" office:value="20.5">
            <text:p>20.50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8.5583825712062">
            <text:p>18.5584</text:p>
          </table:table-cell>
          <table:table-cell table:style-name="ce7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7" table:formula="of:=[.S44]" office:value-type="float" office:value="1.705">
            <text:p>1.705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54351425775154">
            <text:p>1.5435</text:p>
          </table:table-cell>
          <table:table-cell table:style-name="ce7" table:formula="of:=[.V44]" office:value-type="float" office:value="1.648">
            <text:p>1.648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49191290133404">
            <text:p>1.4919</text:p>
          </table:table-cell>
          <table:table-cell table:style-name="ce7" table:formula="of:=[.Y44]" office:value-type="float" office:value="1.24">
            <text:p>1.240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1225558238193">
            <text:p>1.122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809857">
            <text:p>809857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2295134">
            <text:p>2295134</text:p>
          </table:table-cell>
          <table:table-cell/>
          <table:table-cell table:style-name="ce14"/>
          <table:table-cell table:style-name="ce5" office:value-type="float" office:value="2031527">
            <text:p>2031527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5.2437853306746">
            <text:p>15.2438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13.8">
            <text:p>13.80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5.0928567630442">
            <text:p>15.0929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13.8">
            <text:p>13.80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4.9434225376675">
            <text:p>14.943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13.8">
            <text:p>13.80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4.7954678590767">
            <text:p>14.7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13.8">
            <text:p>13.80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4.6489780782938">
            <text:p>14.6490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13.8">
            <text:p>13.80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4.50393869138">
            <text:p>14.5039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13.8">
            <text:p>13.80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4.360335338">
            <text:p>14.3603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13.8">
            <text:p>13.80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4.2181538">
            <text:p>14.2182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13.8">
            <text:p>13.80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4.07738">
            <text:p>14.0774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13.8">
            <text:p>13.80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3.938">
            <text:p>13.9380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13.8">
            <text:p>13.80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3.8">
            <text:p>13.80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13.8">
            <text:p>13.80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3.6633663366337">
            <text:p>13.6634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13.8">
            <text:p>13.80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3.5280854818155">
            <text:p>13.5281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13.8">
            <text:p>13.80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3.3941440414015">
            <text:p>13.3941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13.8">
            <text:p>13.80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3.2615287538629">
            <text:p>13.2615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13.8">
            <text:p>13.80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3.1302264889731">
            <text:p>13.1302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13.8">
            <text:p>13.80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3.0002242465081">
            <text:p>13.000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13.8">
            <text:p>13.80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2.8715091549585">
            <text:p>12.8715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13.8">
            <text:p>13.80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2.7440684702559">
            <text:p>12.7441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13.8">
            <text:p>13.80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2.6178895745108">
            <text:p>12.6179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13.8">
            <text:p>13.80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2.4929599747632">
            <text:p>12.493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6" office:value-type="float" office:value="1.705">
            <text:p>1.705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8833807238261">
            <text:p>1.8834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7" table:formula="of:=[.Y25]" office:value-type="float" office:value="1.705">
            <text:p>1.705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86473338992684">
            <text:p>1.8647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7" table:formula="of:=[.Y26]" office:value-type="float" office:value="1.705">
            <text:p>1.705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84627068309588">
            <text:p>1.8463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7" table:formula="of:=[.Y27]" office:value-type="float" office:value="1.705">
            <text:p>1.705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82799077534245">
            <text:p>1.8280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7" table:formula="of:=[.Y28]" office:value-type="float" office:value="1.705">
            <text:p>1.705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80989185677471">
            <text:p>1.8099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7" table:formula="of:=[.Y29]" office:value-type="float" office:value="1.705">
            <text:p>1.705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7919721354205">
            <text:p>1.7920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7" table:formula="of:=[.Y30]" office:value-type="float" office:value="1.705">
            <text:p>1.705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77422983705">
            <text:p>1.7742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7" table:formula="of:=[.Y31]" office:value-type="float" office:value="1.705">
            <text:p>1.705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756663205">
            <text:p>1.7567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7" table:formula="of:=[.Y32]" office:value-type="float" office:value="1.705">
            <text:p>1.705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7392705">
            <text:p>1.7393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7" table:formula="of:=[.Y33]" office:value-type="float" office:value="1.705">
            <text:p>1.705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72205">
            <text:p>1.7221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7" table:formula="of:=[.Y34]" office:value-type="float" office:value="1.705">
            <text:p>1.705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52">
            <text:p>1.52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50495049504951">
            <text:p>1.5050</text:p>
          </table:table-cell>
          <table:table-cell table:style-name="ce7" table:formula="of:=[.Y35]" office:value-type="float" office:value="1.705">
            <text:p>1.705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68811881188119">
            <text:p>1.6881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52">
            <text:p>1.52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49004999509852">
            <text:p>1.4900</text:p>
          </table:table-cell>
          <table:table-cell table:style-name="ce7" table:formula="of:=[.Y36]" office:value-type="float" office:value="1.705">
            <text:p>1.705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6714047642388">
            <text:p>1.6714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7" table:formula="of:=[.Y37]" office:value-type="float" office:value="1.705">
            <text:p>1.705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65485620221663">
            <text:p>1.6549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7" table:formula="of:=[.Y38]" office:value-type="float" office:value="1.705">
            <text:p>1.705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6384714873432">
            <text:p>1.6385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7" table:formula="of:=[.Y39]" office:value-type="float" office:value="1.705">
            <text:p>1.705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62224899736951">
            <text:p>1.6222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7" table:formula="of:=[.Y40]" office:value-type="float" office:value="1.705">
            <text:p>1.705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60618712610842">
            <text:p>1.6062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7" table:formula="of:=[.Y41]" office:value-type="float" office:value="1.705">
            <text:p>1.705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59028428327567">
            <text:p>1.5903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7" table:formula="of:=[.Y42]" office:value-type="float" office:value="1.705">
            <text:p>1.705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57453889433234">
            <text:p>1.5745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7" table:formula="of:=[.Y43]" office:value-type="float" office:value="1.705">
            <text:p>1.705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55894940032905">
            <text:p>1.5589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7" table:formula="of:=[.Y44]" office:value-type="float" office:value="1.705">
            <text:p>1.705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54351425775154">
            <text:p>1.543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6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6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6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6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6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7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7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7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7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7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7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7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7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7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7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7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7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7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7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7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7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7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7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7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7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7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7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7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7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7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7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7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7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7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7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7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7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7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7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7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7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7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7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7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7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7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7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7" table:formula="of:=[.A9]" office:value-type="float" office:value="6.51">
            <text:p>6.51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7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7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7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7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7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7" table:formula="of:=[.A10]" office:value-type="float" office:value="6.51">
            <text:p>6.51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7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7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7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7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7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7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7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7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7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7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7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2]" office:value-type="float" office:value="6.51">
            <text:p>6.51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6.44554455445545">
            <text:p>6.4455</text:p>
          </table:table-cell>
          <table:table-cell table:style-name="ce7" table:formula="of:=[.D12]" office:value-type="float" office:value="23.3">
            <text:p>23.3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3.0693069306931">
            <text:p>23.0693</text:p>
          </table:table-cell>
          <table:table-cell table:style-name="ce7" table:formula="of:=[.G12]" office:value-type="float" office:value="4.7">
            <text:p>4.70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4.65346534653465">
            <text:p>4.6535</text:p>
          </table:table-cell>
          <table:table-cell table:style-name="ce7" table:formula="of:=[.J12]" office:value-type="float" office:value="33.17">
            <text:p>33.17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32.8415841584158">
            <text:p>32.8416</text:p>
          </table:table-cell>
          <table:table-cell table:style-name="ce7" table:formula="of:=[.M12]" office:value-type="float" office:value="33.1">
            <text:p>33.1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32.7722772277228">
            <text:p>32.7723</text:p>
          </table:table-cell>
          <table:table-cell table:style-name="ce7" table:formula="of:=[.P12]" office:value-type="float" office:value="1.413">
            <text:p>1.413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7" table:formula="of:=[.A13]" office:value-type="float" office:value="6.51">
            <text:p>6.51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6.38172728163906">
            <text:p>6.3817</text:p>
          </table:table-cell>
          <table:table-cell table:style-name="ce7" table:formula="of:=[.D13]" office:value-type="float" office:value="23.3">
            <text:p>23.3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2.8408979511813">
            <text:p>22.8409</text:p>
          </table:table-cell>
          <table:table-cell table:style-name="ce7" table:formula="of:=[.G13]" office:value-type="float" office:value="4.7">
            <text:p>4.70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4.60739143221253">
            <text:p>4.6074</text:p>
          </table:table-cell>
          <table:table-cell table:style-name="ce7" table:formula="of:=[.J13]" office:value-type="float" office:value="33.17">
            <text:p>33.17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32.5164199588276">
            <text:p>32.5164</text:p>
          </table:table-cell>
          <table:table-cell table:style-name="ce7" table:formula="of:=[.M13]" office:value-type="float" office:value="33.1">
            <text:p>33.1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32.4477992353691">
            <text:p>32.4478</text:p>
          </table:table-cell>
          <table:table-cell table:style-name="ce7" table:formula="of:=[.P13]" office:value-type="float" office:value="1.413">
            <text:p>1.413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7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7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7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7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7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7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7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7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7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7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7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7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7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7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7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7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7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7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7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7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7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7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7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7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7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7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7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7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7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7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7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7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7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7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7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7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7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7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7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7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7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7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7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7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7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7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7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6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7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7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7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7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7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7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7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7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7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7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7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7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7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7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7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7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7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7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7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7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7" table:formula="of:=[.A35]" office:value-type="float" office:value="6.52">
            <text:p>6.5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6.45544554455446">
            <text:p>6.4554</text:p>
          </table:table-cell>
          <table:table-cell table:style-name="ce7" table:formula="of:=[.D35]" office:value-type="float" office:value="32.99">
            <text:p>32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32.6633663366337">
            <text:p>32.6634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17">
            <text:p>1.417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7" table:formula="of:=[.A36]" office:value-type="float" office:value="6.52">
            <text:p>6.5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6.39153024213312">
            <text:p>6.3915</text:p>
          </table:table-cell>
          <table:table-cell table:style-name="ce7" table:formula="of:=[.D36]" office:value-type="float" office:value="32.99">
            <text:p>32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32.3399666699343">
            <text:p>32.340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17">
            <text:p>1.417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7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7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7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7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7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7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7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7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7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7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7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7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7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7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7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7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工作表3" table:style-name="ta1" table:print="false">
        <table:table-column table:style-name="co14" table:default-cell-style-name="Default"/>
        <table:table-column table:style-name="co1" table:number-columns-repeated="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table:table-column table:style-name="co1" table:number-columns-repeated="4" table:default-cell-style-name="Default"/>
        <table:table-column table:style-name="co1" table:default-cell-style-name="ce12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1.008">
            <text:p>1.008</text:p>
          </table:table-cell>
          <table:table-cell table:formula="of:=100*[.D9]/[.D10]-100" office:value-type="float" office:value="10.7692307692308">
            <text:p>10.77</text:p>
          </table:table-cell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0.91">
            <text:p>0.91</text:p>
          </table:table-cell>
          <table:table-cell table:formula="of:=100*[.D10]/[.D1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1]/[.D1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2]/[.D1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3]/[.D1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5]/[.D16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6]/[.D17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9]/[.D20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0]/[.D2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2]/[.D2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3]/[.D2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2015／06／05</text:date>, <text:time>17:52:15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6-05T17:52:15.70</dc:date>
    <meta:editing-duration>P46DT3H51M31S</meta:editing-duration>
    <meta:editing-cycles>159</meta:editing-cycles>
    <meta:generator>OpenOffice/4.1.1$Win32 OpenOffice.org_project/411m6$Build-9775</meta:generator>
    <meta:document-statistic meta:table-count="8" meta:cell-count="3739" meta:object-count="0"/>
  </office:meta>
</office:document-meta>
</file>